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6.034cm" style:use-optimal-column-width="false"/>
    </style:style>
    <style:style style:name="co2" style:family="table-column">
      <style:table-column-properties style:column-width="43.921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39.77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size="200pt" style:font-size-asian="200pt" style:font-name-complex="Alvi Nastaleeq" style:font-size-complex="200pt"/>
    </style:style>
    <style:style style:name="T2" style:family="text">
      <style:text-properties style:font-name="Alvi Nastaleeq" fo:font-size="2pt" style:font-size-asian="2pt" style:font-name-complex="Alvi Nastaleeq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9.954cm" svg:height="140.22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پاس آ سکیں گے پھر نہ غم</text:span><text:span text:style-name="T1"><text:line-break/></text:span><text:span text:style-name="T1">نادِ علی پڑھتے رہو</text:span><text:span text:style-name="T2"><text:line-break/></text:span><text:span text:style-name="T2"/></text:p>
              </table:table-cell>
              <table:table-cell>
                <text:p text:style-name="P1"><text:span text:style-name="T1">ہے مشورہ اے محترم</text:span><text:span text:style-name="T1"><text:line-break/></text:span><text:span text:style-name="T1">نادِ علی پڑھتے رہو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کشتی گری جب نوحؑ کی</text:span><text:span text:style-name="T1"><text:line-break/></text:span><text:span text:style-name="T1">ہاتف نے یوں آواز دی</text:span><text:span text:style-name="T1"><text:line-break/></text:span><text:span text:style-name="T1">طوفان جائے گا یہ تھم</text:span><text:span text:style-name="T1"><text:line-break/></text:span><text:span text:style-name="T1">نادِ علی پڑھتے رہو</text:span><text:span text:style-name="T2"><text:line-break/></text:span><text:span text:style-name="T2"/></text:p>
              </table:table-cell>
              <table:table-cell>
                <text:p text:style-name="P1"><text:span text:style-name="T1">کیسی بھی ہو مشکل گھڑی</text:span><text:span text:style-name="T1"><text:line-break/></text:span><text:span text:style-name="T1">سر پہ مصیبت ہو کڑی</text:span><text:span text:style-name="T1"><text:line-break/></text:span><text:span text:style-name="T1">ٹل جائیں گے رنج و الم</text:span><text:span text:style-name="T1"><text:line-break/></text:span><text:span text:style-name="T1">نادِ علی پڑھتے رہو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تربت سے ہم ڈرتے نہیں</text:span><text:span text:style-name="T1"><text:line-break/></text:span><text:span text:style-name="T1">جنت طلب کرتے نہیں</text:span><text:span text:style-name="T1"><text:line-break/></text:span><text:span text:style-name="T1">پڑھتے ہوئے نکلے یہ دم</text:span><text:span text:style-name="T1"><text:line-break/></text:span><text:span text:style-name="T1">نادِ علی پڑھتے رہو</text:span><text:span text:style-name="T2"><text:line-break/></text:span><text:span text:style-name="T2"/></text:p>
              </table:table-cell>
              <table:table-cell>
                <text:p text:style-name="P1"><text:span text:style-name="T1">جب معرکه خیبر کا تھا</text:span><text:span text:style-name="T1"><text:line-break/></text:span><text:span text:style-name="T1">احمدؐ سے خالق نے کہا</text:span><text:span text:style-name="T1"><text:line-break/></text:span><text:span text:style-name="T1">پہنچیں گے حیدر ایک دم</text:span><text:span text:style-name="T1"><text:line-break/></text:span><text:span text:style-name="T1">نادِ علی پڑھتے رہو</text:span><text:span text:style-name="T2"><text:line-break/></text:span><text:span text:style-name="T2"/></text:p>
              </table:table-cell>
            </table:table-row>
            <table:table-row table:style-name="ro2">
              <table:table-cell table:style-name="ce2" table:number-columns-spanned="2">
                <text:p text:style-name="P1"><text:span text:style-name="T1">ذکرِ علی عبادت تیری</text:span><text:span text:style-name="T1"><text:line-break/></text:span><text:span text:style-name="T1">بن جائے اک عادت تیری</text:span><text:span text:style-name="T1"><text:line-break/></text:span><text:span text:style-name="T1">یہ زندگی نہ ہو جائے کم</text:span><text:span text:style-name="T1"><text:line-break/></text:span><text:span text:style-name="T1">نادِ علی پڑھتے رہو</text:span><text:span text:style-name="T2"><text:line-break/></text:span><text:span text:style-name="T2"/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9.941cm" fo:page-height="140.2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6:44:01.048675200</meta:creation-date>
    <dc:date>2026-01-27T20:25:18.910332300</dc:date>
    <meta:editing-duration>PT3M26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